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401f" officeooo:paragraph-rsid="0019401f"/>
    </style:style>
    <style:style style:name="P2" style:family="paragraph" style:parent-style-name="Standard">
      <style:text-properties fo:font-weight="bold" officeooo:rsid="0019401f" officeooo:paragraph-rsid="0019401f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4. Vamos a crear un RAID 1 por software en la máquina virtual de Ubuntu</text:p>
      <text:p text:style-name="P2">instalada en la práctica anterior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4T11:42:47.923275278</meta:creation-date>
    <meta:generator>LibreOffice/5.1.6.2$Linux_X86_64 LibreOffice_project/10m0$Build-2</meta:generator>
    <dc:date>2019-10-24T12:11:16.284705132</dc:date>
    <meta:editing-duration>PT17M32S</meta:editing-duration>
    <meta:editing-cycles>1</meta:editing-cycles>
    <meta:document-statistic meta:table-count="0" meta:image-count="0" meta:object-count="0" meta:page-count="1" meta:paragraph-count="2" meta:word-count="20" meta:character-count="105" meta:non-whitespace-character-count="87"/>
  </office:meta>
</office:document-meta>
</file>